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xlProperties.Jex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xlProperties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xlPropertyHelper.getPropertyHook( String ns , String name , boolean u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